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65.7pt" svg:y="164.47pt">
            <draw:object draw:notify-on-update-of-ranges="Sheet1.A37:Sheet1.A45 Sheet1.B36:Sheet1.B36 Sheet1.B37:Sheet1.B45 Sheet1.C36:Sheet1.C36 Sheet1.C37:Sheet1.C45 Sheet1.D36:Sheet1.D36 Sheet1.D37:Sheet1.D45 Sheet1.E36:Sheet1.E36 Sheet1.E37:Sheet1.E45 Sheet1.F36:Sheet1.F36 Sheet1.F37:Sheet1.F45 Sheet1.G36:Sheet1.G36 Sheet1.G37:Sheet1.G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5.98pt" svg:y="166.2pt">
            <draw:object draw:notify-on-update-of-ranges="Sheet1.A37:Sheet1.A45 Sheet1.B36:Sheet1.B36 Sheet1.B37:Sheet1.B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13.78pt" svg:y="729.13pt">
            <draw:object draw:notify-on-update-of-ranges="Sheet1.A48:Sheet1.A56 Sheet1.B47:Sheet1.B47 Sheet1.B48:Sheet1.B56 Sheet1.C47:Sheet1.C47 Sheet1.C48:Sheet1.C56 Sheet1.D47:Sheet1.D47 Sheet1.D48:Sheet1.D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35">
          <table:table-cell table:number-columns-repeated="7"/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Threads = 2</text:p>
          </table:table-cell>
          <table:table-cell office:value-type="string" calcext:value-type="string">
            <text:p>Threads = 4</text:p>
          </table:table-cell>
          <table:table-cell office:value-type="string" calcext:value-type="string">
            <text:p>Threads = 8</text:p>
          </table:table-cell>
          <table:table-cell office:value-type="string" calcext:value-type="string">
            <text:p>Threads = 16</text:p>
          </table:table-cell>
          <table:table-cell office:value-type="string" calcext:value-type="string">
            <text:p>Threads = 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178" calcext:value-type="float">
            <text:p>0.003178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.003728" calcext:value-type="float">
            <text:p>0.003728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.003632" calcext:value-type="float">
            <text:p>0.0036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06489" calcext:value-type="float">
            <text:p>0.406489</text:p>
          </table:table-cell>
          <table:table-cell office:value-type="float" office:value="0.205686" calcext:value-type="float">
            <text:p>0.205686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93005" calcext:value-type="float">
            <text:p>0.093005</text:p>
          </table:table-cell>
          <table:table-cell office:value-type="float" office:value="0.075036" calcext:value-type="float">
            <text:p>0.075036</text:p>
          </table:table-cell>
          <table:table-cell office:value-type="float" office:value="0.074668" calcext:value-type="float">
            <text:p>0.07466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80658" calcext:value-type="float">
            <text:p>0.80658</text:p>
          </table:table-cell>
          <table:table-cell office:value-type="float" office:value="0.409162" calcext:value-type="float">
            <text:p>0.409162</text:p>
          </table:table-cell>
          <table:table-cell office:value-type="float" office:value="0.208748" calcext:value-type="float">
            <text:p>0.208748</text:p>
          </table:table-cell>
          <table:table-cell office:value-type="float" office:value="0.165908" calcext:value-type="float">
            <text:p>0.165908</text:p>
          </table:table-cell>
          <table:table-cell office:value-type="float" office:value="0.151323" calcext:value-type="float">
            <text:p>0.151323</text:p>
          </table:table-cell>
          <table:table-cell office:value-type="float" office:value="0.147849" calcext:value-type="float">
            <text:p>0.14784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198283" calcext:value-type="float">
            <text:p>1.198283</text:p>
          </table:table-cell>
          <table:table-cell office:value-type="float" office:value="0.613895" calcext:value-type="float">
            <text:p>0.613895</text:p>
          </table:table-cell>
          <table:table-cell office:value-type="float" office:value="0.309704" calcext:value-type="float">
            <text:p>0.309704</text:p>
          </table:table-cell>
          <table:table-cell office:value-type="float" office:value="0.240023" calcext:value-type="float">
            <text:p>0.240023</text:p>
          </table:table-cell>
          <table:table-cell office:value-type="float" office:value="0.22233" calcext:value-type="float">
            <text:p>0.22233</text:p>
          </table:table-cell>
          <table:table-cell office:value-type="float" office:value="0.218263" calcext:value-type="float">
            <text:p>0.2182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599309" calcext:value-type="float">
            <text:p>1.599309</text:p>
          </table:table-cell>
          <table:table-cell office:value-type="float" office:value="0.819062" calcext:value-type="float">
            <text:p>0.819062</text:p>
          </table:table-cell>
          <table:table-cell office:value-type="float" office:value="0.412197" calcext:value-type="float">
            <text:p>0.412197</text:p>
          </table:table-cell>
          <table:table-cell office:value-type="float" office:value="0.318836" calcext:value-type="float">
            <text:p>0.318836</text:p>
          </table:table-cell>
          <table:table-cell office:value-type="float" office:value="0.294659" calcext:value-type="float">
            <text:p>0.294659</text:p>
          </table:table-cell>
          <table:table-cell office:value-type="float" office:value="0.2909" calcext:value-type="float">
            <text:p>0.290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018421" calcext:value-type="float">
            <text:p>2.018421</text:p>
          </table:table-cell>
          <table:table-cell office:value-type="float" office:value="1.026453" calcext:value-type="float">
            <text:p>1.026453</text:p>
          </table:table-cell>
          <table:table-cell office:value-type="float" office:value="0.518227" calcext:value-type="float">
            <text:p>0.518227</text:p>
          </table:table-cell>
          <table:table-cell office:value-type="float" office:value="0.400625" calcext:value-type="float">
            <text:p>0.400625</text:p>
          </table:table-cell>
          <table:table-cell office:value-type="float" office:value="0.36333" calcext:value-type="float">
            <text:p>0.36333</text:p>
          </table:table-cell>
          <table:table-cell office:value-type="float" office:value="0.362997" calcext:value-type="float">
            <text:p>0.36299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403031" calcext:value-type="float">
            <text:p>2.403031</text:p>
          </table:table-cell>
          <table:table-cell office:value-type="float" office:value="1.234458" calcext:value-type="float">
            <text:p>1.234458</text:p>
          </table:table-cell>
          <table:table-cell office:value-type="float" office:value="0.61907" calcext:value-type="float">
            <text:p>0.61907</text:p>
          </table:table-cell>
          <table:table-cell office:value-type="float" office:value="0.477736" calcext:value-type="float">
            <text:p>0.477736</text:p>
          </table:table-cell>
          <table:table-cell office:value-type="float" office:value="0.437699" calcext:value-type="float">
            <text:p>0.437699</text:p>
          </table:table-cell>
          <table:table-cell office:value-type="float" office:value="0.430699" calcext:value-type="float">
            <text:p>0.43069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.837906" calcext:value-type="float">
            <text:p>2.837906</text:p>
          </table:table-cell>
          <table:table-cell office:value-type="float" office:value="1.431896" calcext:value-type="float">
            <text:p>1.431896</text:p>
          </table:table-cell>
          <table:table-cell office:value-type="float" office:value="0.730553" calcext:value-type="float">
            <text:p>0.730553</text:p>
          </table:table-cell>
          <table:table-cell office:value-type="float" office:value="0.559527" calcext:value-type="float">
            <text:p>0.559527</text:p>
          </table:table-cell>
          <table:table-cell office:value-type="float" office:value="0.509409" calcext:value-type="float">
            <text:p>0.509409</text:p>
          </table:table-cell>
          <table:table-cell office:value-type="float" office:value="0.50061" calcext:value-type="float">
            <text:p>0.500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.194413" calcext:value-type="float">
            <text:p>3.194413</text:p>
          </table:table-cell>
          <table:table-cell office:value-type="float" office:value="1.637582" calcext:value-type="float">
            <text:p>1.637582</text:p>
          </table:table-cell>
          <table:table-cell office:value-type="float" office:value="0.824429" calcext:value-type="float">
            <text:p>0.824429</text:p>
          </table:table-cell>
          <table:table-cell office:value-type="float" office:value="0.629518" calcext:value-type="float">
            <text:p>0.629518</text:p>
          </table:table-cell>
          <table:table-cell office:value-type="float" office:value="0.577687" calcext:value-type="float">
            <text:p>0.577687</text:p>
          </table:table-cell>
          <table:table-cell office:value-type="float" office:value="0.569694" calcext:value-type="float">
            <text:p>0.56969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External loop</text:p>
          </table:table-cell>
          <table:table-cell office:value-type="string" calcext:value-type="string">
            <text:p>Collapse</text:p>
          </table:table-cell>
          <table:table-cell office:value-type="string" calcext:value-type="string">
            <text:p>Internal loo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728" calcext:value-type="float">
            <text:p>0.003728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.003728" calcext:value-type="float">
            <text:p>0.00372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93005" calcext:value-type="float">
            <text:p>0.093005</text:p>
          </table:table-cell>
          <table:table-cell office:value-type="float" office:value="0.085098" calcext:value-type="float">
            <text:p>0.085098</text:p>
          </table:table-cell>
          <table:table-cell office:value-type="float" office:value="0.121985" calcext:value-type="float">
            <text:p>0.12198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65908" calcext:value-type="float">
            <text:p>0.165908</text:p>
          </table:table-cell>
          <table:table-cell office:value-type="float" office:value="0.160387" calcext:value-type="float">
            <text:p>0.160387</text:p>
          </table:table-cell>
          <table:table-cell office:value-type="float" office:value="0.248125" calcext:value-type="float">
            <text:p>0.248125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240023" calcext:value-type="float">
            <text:p>0.240023</text:p>
          </table:table-cell>
          <table:table-cell office:value-type="float" office:value="0.257133" calcext:value-type="float">
            <text:p>0.257133</text:p>
          </table:table-cell>
          <table:table-cell office:value-type="float" office:value="0.360398" calcext:value-type="float">
            <text:p>0.360398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18836" calcext:value-type="float">
            <text:p>0.318836</text:p>
          </table:table-cell>
          <table:table-cell office:value-type="float" office:value="0.32447" calcext:value-type="float">
            <text:p>0.32447</text:p>
          </table:table-cell>
          <table:table-cell office:value-type="float" office:value="0.474778" calcext:value-type="float">
            <text:p>0.474778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400625" calcext:value-type="float">
            <text:p>0.400625</text:p>
          </table:table-cell>
          <table:table-cell office:value-type="float" office:value="0.397761" calcext:value-type="float">
            <text:p>0.397761</text:p>
          </table:table-cell>
          <table:table-cell office:value-type="float" office:value="0.596767" calcext:value-type="float">
            <text:p>0.596767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477736" calcext:value-type="float">
            <text:p>0.477736</text:p>
          </table:table-cell>
          <table:table-cell office:value-type="float" office:value="0.4929" calcext:value-type="float">
            <text:p>0.4929</text:p>
          </table:table-cell>
          <table:table-cell office:value-type="float" office:value="0.713646" calcext:value-type="float">
            <text:p>0.71364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559527" calcext:value-type="float">
            <text:p>0.559527</text:p>
          </table:table-cell>
          <table:table-cell office:value-type="float" office:value="0.557298" calcext:value-type="float">
            <text:p>0.557298</text:p>
          </table:table-cell>
          <table:table-cell office:value-type="float" office:value="0.831878" calcext:value-type="float">
            <text:p>0.831878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629518" calcext:value-type="float">
            <text:p>0.629518</text:p>
          </table:table-cell>
          <table:table-cell office:value-type="float" office:value="0.634791" calcext:value-type="float">
            <text:p>0.634791</text:p>
          </table:table-cell>
          <table:table-cell office:value-type="float" office:value="0.948625" calcext:value-type="float">
            <text:p>0.9486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2:46:24.895926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40:24.874624807</meta:creation-date>
    <dc:date>2019-03-27T13:05:33.706914633</dc:date>
    <meta:editing-duration>PT38M43S</meta:editing-duration>
    <meta:editing-cycles>5</meta:editing-cycles>
    <meta:generator>LibreOffice/6.0.7.3$Linux_X86_64 LibreOffice_project/00m0$Build-3</meta:generator>
    <meta:document-statistic meta:table-count="1" meta:cell-count="1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64cm" svg:y="0.316cm" chart:style-name="ch2">
          <text:p>Зависимость времени выполнения от количества данных</text:p>
        </chart:title>
        <chart:legend chart:legend-position="end" svg:x="12.645cm" svg:y="3.703cm" style:legend-expansion="high" chart:style-name="ch3"/>
        <chart:plot-area chart:style-name="ch4" table:cell-range-address="Sheet1.A47:Sheet1.D56" chart:data-source-has-labels="both" svg:x="1.331cm" svg:y="1.275cm" svg:width="10.994cm" svg:height="6.564cm">
          <chartooo:coordinate-region svg:x="2.058cm" svg:y="1.474cm" svg:width="9.895cm" svg:height="5.718cm"/>
          <chart:axis chart:dimension="x" chart:name="primary-x" chart:style-name="ch5" chartooo:axis-type="auto">
            <chartooo:date-scale/>
            <chart:title svg:x="4.998cm" svg:y="8.019cm" chart:style-name="ch6">
              <text:p>Количество данных, Мб</text:p>
            </chart:title>
            <chart:categories table:cell-range-address="Sheet1.A48:Sheet1.A56"/>
          </chart:axis>
          <chart:axis chart:dimension="y" chart:name="primary-y" chart:style-name="ch5">
            <chart:title svg:x="0.451cm" svg:y="6.202cm" chart:style-name="ch7">
              <text:p>Время выполнения, с</text:p>
            </chart:title>
            <chart:grid chart:style-name="ch8" chart:class="major"/>
          </chart:axis>
          <chart:series chart:style-name="ch9" chart:values-cell-range-address="Sheet1.B48:Sheet1.B56" chart:label-cell-address="Sheet1.B47:Sheet1.B47" chart:class="chart:line">
            <chart:data-point chart:repeated="9"/>
          </chart:series>
          <chart:series chart:style-name="ch10" chart:values-cell-range-address="Sheet1.C48:Sheet1.C56" chart:label-cell-address="Sheet1.C47:Sheet1.C47" chart:class="chart:line">
            <chart:data-point chart:repeated="9"/>
          </chart:series>
          <chart:series chart:style-name="ch11" chart:values-cell-range-address="Sheet1.D48:Sheet1.D56" chart:label-cell-address="Sheet1.D47:Sheet1.D47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ernal loop</text:p>
                <draw:g>
                  <svg:desc>Sheet1.B47:Sheet1.B47</svg:desc>
                </draw:g>
              </table:table-cell>
              <table:table-cell office:value-type="string">
                <text:p>Collapse</text:p>
                <draw:g>
                  <svg:desc>Sheet1.C47:Sheet1.C47</svg:desc>
                </draw:g>
              </table:table-cell>
              <table:table-cell office:value-type="string">
                <text:p>Internal loop</text:p>
                <draw:g>
                  <svg:desc>Sheet1.D47:Sheet1.D4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8:Sheet1.A56</svg:desc>
                </draw:g>
              </table:table-cell>
              <table:table-cell office:value-type="float" office:value="0.003728">
                <text:p>0.003728</text:p>
                <draw:g>
                  <svg:desc>Sheet1.B48:Sheet1.B56</svg:desc>
                </draw:g>
              </table:table-cell>
              <table:table-cell office:value-type="float" office:value="0.003523">
                <text:p>0.003523</text:p>
                <draw:g>
                  <svg:desc>Sheet1.C48:Sheet1.C56</svg:desc>
                </draw:g>
              </table:table-cell>
              <table:table-cell office:value-type="float" office:value="0.003728">
                <text:p>0.003728</text:p>
                <draw:g>
                  <svg:desc>Sheet1.D48:Sheet1.D56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93005">
                <text:p>0.093005</text:p>
              </table:table-cell>
              <table:table-cell office:value-type="float" office:value="0.085098">
                <text:p>0.085098</text:p>
              </table:table-cell>
              <table:table-cell office:value-type="float" office:value="0.121985">
                <text:p>0.12198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165908">
                <text:p>0.165908</text:p>
              </table:table-cell>
              <table:table-cell office:value-type="float" office:value="0.160387">
                <text:p>0.160387</text:p>
              </table:table-cell>
              <table:table-cell office:value-type="float" office:value="0.248125">
                <text:p>0.24812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240023">
                <text:p>0.240023</text:p>
              </table:table-cell>
              <table:table-cell office:value-type="float" office:value="0.257133">
                <text:p>0.257133</text:p>
              </table:table-cell>
              <table:table-cell office:value-type="float" office:value="0.360398">
                <text:p>0.36039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318836">
                <text:p>0.318836</text:p>
              </table:table-cell>
              <table:table-cell office:value-type="float" office:value="0.32447">
                <text:p>0.32447</text:p>
              </table:table-cell>
              <table:table-cell office:value-type="float" office:value="0.474778">
                <text:p>0.47477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400625">
                <text:p>0.400625</text:p>
              </table:table-cell>
              <table:table-cell office:value-type="float" office:value="0.397761">
                <text:p>0.397761</text:p>
              </table:table-cell>
              <table:table-cell office:value-type="float" office:value="0.596767">
                <text:p>0.59676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477736">
                <text:p>0.477736</text:p>
              </table:table-cell>
              <table:table-cell office:value-type="float" office:value="0.4929">
                <text:p>0.4929</text:p>
              </table:table-cell>
              <table:table-cell office:value-type="float" office:value="0.713646">
                <text:p>0.713646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559527">
                <text:p>0.559527</text:p>
              </table:table-cell>
              <table:table-cell office:value-type="float" office:value="0.557298">
                <text:p>0.557298</text:p>
              </table:table-cell>
              <table:table-cell office:value-type="float" office:value="0.831878">
                <text:p>0.83187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629518">
                <text:p>0.629518</text:p>
              </table:table-cell>
              <table:table-cell office:value-type="float" office:value="0.634791">
                <text:p>0.634791</text:p>
              </table:table-cell>
              <table:table-cell office:value-type="float" office:value="0.948625">
                <text:p>0.948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83cm" svg:y="0.316cm" chart:style-name="ch2">
          <text:p>Зависимость времени выполения от количества данных</text:p>
        </chart:title>
        <chart:legend chart:legend-position="end" svg:x="12.619cm" svg:y="2.956cm" style:legend-expansion="high" chart:style-name="ch3"/>
        <chart:plot-area chart:style-name="ch4" table:cell-range-address="Sheet1.A37:Sheet1.G45 Sheet1.B36:Sheet1.G36" chart:data-source-has-labels="both" svg:x="1.331cm" svg:y="1.275cm" svg:width="10.968cm" svg:height="6.564cm">
          <chartooo:coordinate-region svg:x="2.058cm" svg:y="1.474cm" svg:width="9.869cm" svg:height="5.718cm"/>
          <chart:axis chart:dimension="x" chart:name="primary-x" chart:style-name="ch5" chartooo:axis-type="auto">
            <chartooo:date-scale/>
            <chart:title svg:x="4.985cm" svg:y="8.019cm" chart:style-name="ch6">
              <text:p>Количество данных, Мб</text:p>
            </chart:title>
            <chart:categories table:cell-range-address="Sheet1.A37:Sheet1.A45"/>
          </chart:axis>
          <chart:axis chart:dimension="y" chart:name="primary-y" chart:style-name="ch5">
            <chart:title svg:x="0.451cm" svg:y="6.202cm" chart:style-name="ch7">
              <text:p>Время выполнения, с</text:p>
            </chart:title>
            <chart:grid chart:style-name="ch8" chart:class="major"/>
          </chart:axis>
          <chart:series chart:style-name="ch9" chart:values-cell-range-address="Sheet1.B37:Sheet1.B45" chart:label-cell-address="Sheet1.B36:Sheet1.B36" chart:class="chart:line">
            <chart:data-point chart:repeated="9"/>
          </chart:series>
          <chart:series chart:style-name="ch10" chart:values-cell-range-address="Sheet1.C37:Sheet1.C45" chart:label-cell-address="Sheet1.C36:Sheet1.C36" chart:class="chart:line">
            <chart:data-point chart:repeated="9"/>
          </chart:series>
          <chart:series chart:style-name="ch11" chart:values-cell-range-address="Sheet1.D37:Sheet1.D45" chart:label-cell-address="Sheet1.D36:Sheet1.D36" chart:class="chart:line">
            <chart:data-point chart:repeated="9"/>
          </chart:series>
          <chart:series chart:style-name="ch12" chart:values-cell-range-address="Sheet1.E37:Sheet1.E45" chart:label-cell-address="Sheet1.E36:Sheet1.E36" chart:class="chart:line">
            <chart:data-point chart:repeated="9"/>
          </chart:series>
          <chart:series chart:style-name="ch13" chart:values-cell-range-address="Sheet1.F37:Sheet1.F45" chart:label-cell-address="Sheet1.F36:Sheet1.F36" chart:class="chart:line">
            <chart:data-point chart:repeated="9"/>
          </chart:series>
          <chart:series chart:style-name="ch14" chart:values-cell-range-address="Sheet1.G37:Sheet1.G45" chart:label-cell-address="Sheet1.G36:Sheet1.G36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Sheet1.B36:Sheet1.B36</svg:desc>
                </draw:g>
              </table:table-cell>
              <table:table-cell office:value-type="string">
                <text:p>Threads = 2</text:p>
                <draw:g>
                  <svg:desc>Sheet1.C36:Sheet1.C36</svg:desc>
                </draw:g>
              </table:table-cell>
              <table:table-cell office:value-type="string">
                <text:p>Threads = 4</text:p>
                <draw:g>
                  <svg:desc>Sheet1.D36:Sheet1.D36</svg:desc>
                </draw:g>
              </table:table-cell>
              <table:table-cell office:value-type="string">
                <text:p>Threads = 8</text:p>
                <draw:g>
                  <svg:desc>Sheet1.E36:Sheet1.E36</svg:desc>
                </draw:g>
              </table:table-cell>
              <table:table-cell office:value-type="string">
                <text:p>Threads = 16</text:p>
                <draw:g>
                  <svg:desc>Sheet1.F36:Sheet1.F36</svg:desc>
                </draw:g>
              </table:table-cell>
              <table:table-cell office:value-type="string">
                <text:p>Threads = 64</text:p>
                <draw:g>
                  <svg:desc>Sheet1.G36:Sheet1.G3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7:Sheet1.A45</svg:desc>
                </draw:g>
              </table:table-cell>
              <table:table-cell office:value-type="float" office:value="0.003178">
                <text:p>0.003178</text:p>
                <draw:g>
                  <svg:desc>Sheet1.B37:Sheet1.B45</svg:desc>
                </draw:g>
              </table:table-cell>
              <table:table-cell office:value-type="float" office:value="0.003282">
                <text:p>0.003282</text:p>
                <draw:g>
                  <svg:desc>Sheet1.C37:Sheet1.C45</svg:desc>
                </draw:g>
              </table:table-cell>
              <table:table-cell office:value-type="float" office:value="0.003523">
                <text:p>0.003523</text:p>
                <draw:g>
                  <svg:desc>Sheet1.D37:Sheet1.D45</svg:desc>
                </draw:g>
              </table:table-cell>
              <table:table-cell office:value-type="float" office:value="0.003728">
                <text:p>0.003728</text:p>
                <draw:g>
                  <svg:desc>Sheet1.E37:Sheet1.E45</svg:desc>
                </draw:g>
              </table:table-cell>
              <table:table-cell office:value-type="float" office:value="0.003591">
                <text:p>0.003591</text:p>
                <draw:g>
                  <svg:desc>Sheet1.F37:Sheet1.F45</svg:desc>
                </draw:g>
              </table:table-cell>
              <table:table-cell office:value-type="float" office:value="0.003632">
                <text:p>0.003632</text:p>
                <draw:g>
                  <svg:desc>Sheet1.G37:Sheet1.G45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06489">
                <text:p>0.406489</text:p>
              </table:table-cell>
              <table:table-cell office:value-type="float" office:value="0.205686">
                <text:p>0.205686</text:p>
              </table:table-cell>
              <table:table-cell office:value-type="float" office:value="0.1047">
                <text:p>0.1047</text:p>
              </table:table-cell>
              <table:table-cell office:value-type="float" office:value="0.093005">
                <text:p>0.093005</text:p>
              </table:table-cell>
              <table:table-cell office:value-type="float" office:value="0.075036">
                <text:p>0.075036</text:p>
              </table:table-cell>
              <table:table-cell office:value-type="float" office:value="0.074668">
                <text:p>0.07466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80658">
                <text:p>0.80658</text:p>
              </table:table-cell>
              <table:table-cell office:value-type="float" office:value="0.409162">
                <text:p>0.409162</text:p>
              </table:table-cell>
              <table:table-cell office:value-type="float" office:value="0.208748">
                <text:p>0.208748</text:p>
              </table:table-cell>
              <table:table-cell office:value-type="float" office:value="0.165908">
                <text:p>0.165908</text:p>
              </table:table-cell>
              <table:table-cell office:value-type="float" office:value="0.151323">
                <text:p>0.151323</text:p>
              </table:table-cell>
              <table:table-cell office:value-type="float" office:value="0.147849">
                <text:p>0.14784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.198283">
                <text:p>1.198283</text:p>
              </table:table-cell>
              <table:table-cell office:value-type="float" office:value="0.613895">
                <text:p>0.613895</text:p>
              </table:table-cell>
              <table:table-cell office:value-type="float" office:value="0.309704">
                <text:p>0.309704</text:p>
              </table:table-cell>
              <table:table-cell office:value-type="float" office:value="0.240023">
                <text:p>0.240023</text:p>
              </table:table-cell>
              <table:table-cell office:value-type="float" office:value="0.22233">
                <text:p>0.22233</text:p>
              </table:table-cell>
              <table:table-cell office:value-type="float" office:value="0.218263">
                <text:p>0.21826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599309">
                <text:p>1.599309</text:p>
              </table:table-cell>
              <table:table-cell office:value-type="float" office:value="0.819062">
                <text:p>0.819062</text:p>
              </table:table-cell>
              <table:table-cell office:value-type="float" office:value="0.412197">
                <text:p>0.412197</text:p>
              </table:table-cell>
              <table:table-cell office:value-type="float" office:value="0.318836">
                <text:p>0.318836</text:p>
              </table:table-cell>
              <table:table-cell office:value-type="float" office:value="0.294659">
                <text:p>0.294659</text:p>
              </table:table-cell>
              <table:table-cell office:value-type="float" office:value="0.2909">
                <text:p>0.290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.018421">
                <text:p>2.018421</text:p>
              </table:table-cell>
              <table:table-cell office:value-type="float" office:value="1.026453">
                <text:p>1.026453</text:p>
              </table:table-cell>
              <table:table-cell office:value-type="float" office:value="0.518227">
                <text:p>0.518227</text:p>
              </table:table-cell>
              <table:table-cell office:value-type="float" office:value="0.400625">
                <text:p>0.400625</text:p>
              </table:table-cell>
              <table:table-cell office:value-type="float" office:value="0.36333">
                <text:p>0.36333</text:p>
              </table:table-cell>
              <table:table-cell office:value-type="float" office:value="0.362997">
                <text:p>0.36299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2.403031">
                <text:p>2.403031</text:p>
              </table:table-cell>
              <table:table-cell office:value-type="float" office:value="1.234458">
                <text:p>1.234458</text:p>
              </table:table-cell>
              <table:table-cell office:value-type="float" office:value="0.61907">
                <text:p>0.61907</text:p>
              </table:table-cell>
              <table:table-cell office:value-type="float" office:value="0.477736">
                <text:p>0.477736</text:p>
              </table:table-cell>
              <table:table-cell office:value-type="float" office:value="0.437699">
                <text:p>0.437699</text:p>
              </table:table-cell>
              <table:table-cell office:value-type="float" office:value="0.430699">
                <text:p>0.430699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2.837906">
                <text:p>2.837906</text:p>
              </table:table-cell>
              <table:table-cell office:value-type="float" office:value="1.431896">
                <text:p>1.431896</text:p>
              </table:table-cell>
              <table:table-cell office:value-type="float" office:value="0.730553">
                <text:p>0.730553</text:p>
              </table:table-cell>
              <table:table-cell office:value-type="float" office:value="0.559527">
                <text:p>0.559527</text:p>
              </table:table-cell>
              <table:table-cell office:value-type="float" office:value="0.509409">
                <text:p>0.509409</text:p>
              </table:table-cell>
              <table:table-cell office:value-type="float" office:value="0.50061">
                <text:p>0.5006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194413">
                <text:p>3.194413</text:p>
              </table:table-cell>
              <table:table-cell office:value-type="float" office:value="1.637582">
                <text:p>1.637582</text:p>
              </table:table-cell>
              <table:table-cell office:value-type="float" office:value="0.824429">
                <text:p>0.824429</text:p>
              </table:table-cell>
              <table:table-cell office:value-type="float" office:value="0.629518">
                <text:p>0.629518</text:p>
              </table:table-cell>
              <table:table-cell office:value-type="float" office:value="0.577687">
                <text:p>0.577687</text:p>
              </table:table-cell>
              <table:table-cell office:value-type="float" office:value="0.569694">
                <text:p>0.5696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64cm" svg:y="0.316cm" chart:style-name="ch2">
          <text:p>Зависимость времени выполнения от количества данных</text:p>
        </chart:title>
        <chart:plot-area chart:style-name="ch3" table:cell-range-address="Sheet1.A37:Sheet1.B45 Sheet1.B36:Sheet1.B36" chart:data-source-has-labels="both" svg:x="1.331cm" svg:y="1.275cm" svg:width="14.349cm" svg:height="6.564cm">
          <chartooo:coordinate-region svg:x="2.058cm" svg:y="1.474cm" svg:width="13.25cm" svg:height="5.718cm"/>
          <chart:axis chart:dimension="x" chart:name="primary-x" chart:style-name="ch4" chartooo:axis-type="auto">
            <chartooo:date-scale/>
            <chart:title svg:x="6.675cm" svg:y="8.019cm" chart:style-name="ch5">
              <text:p>Количество данных, Мб</text:p>
            </chart:title>
            <chart:categories table:cell-range-address="Sheet1.A37:Sheet1.A45"/>
          </chart:axis>
          <chart:axis chart:dimension="y" chart:name="primary-y" chart:style-name="ch4">
            <chart:title svg:x="0.451cm" svg:y="6.202cm" chart:style-name="ch6">
              <text:p>Время выполнения, с</text:p>
            </chart:title>
            <chart:grid chart:style-name="ch7" chart:class="major"/>
          </chart:axis>
          <chart:series chart:style-name="ch8" chart:values-cell-range-address="Sheet1.B37:Sheet1.B45" chart:label-cell-address="Sheet1.B36:Sheet1.B36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Sheet1.B36:Sheet1.B3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7:Sheet1.A45</svg:desc>
                </draw:g>
              </table:table-cell>
              <table:table-cell office:value-type="float" office:value="0.003178">
                <text:p>0.003178</text:p>
                <draw:g>
                  <svg:desc>Sheet1.B37:Sheet1.B45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06489">
                <text:p>0.40648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80658">
                <text:p>0.8065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.198283">
                <text:p>1.19828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599309">
                <text:p>1.59930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.018421">
                <text:p>2.018421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2.403031">
                <text:p>2.403031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2.837906">
                <text:p>2.83790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194413">
                <text:p>3.1944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